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NamePointcutTests.testPointcutAdvisorComb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Interceptor.before( Method method , Object [ ] args , @ Nullable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NamePointcutTests.setup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eanNamePointcutTests.testMatchingFactoryBeanObj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NamePointcutTests.testMatchingFactoryBeanItself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NamePointcutTests.testMatching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NamePointcutTests.testNonMatchingNested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NamePointcutTests.testNonMatching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